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7676D011F1772F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Text_20_body">
      <style:text-properties officeooo:rsid="000cf82b" officeooo:paragraph-rsid="000cf82b"/>
    </style:style>
    <style:style style:name="P7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86975"/>
    </style:style>
    <style:style style:name="T4" style:family="text">
      <style:text-properties officeooo:rsid="0019739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/>
      <text:h text:style-name="P7" text:outline-level="1"/>
      <text:h text:style-name="P7" text:outline-level="1"/>
      <text:h text:style-name="P7" text:outline-level="1"><draw:frame draw:style-name="fr1" draw:name="Image1" text:anchor-type="as-char" svg:width="2in" svg:height="2in" draw:z-index="0"><draw:image xlink:href="Pictures/10000001000001F4000001F47676D011F1772F06.png" xlink:type="simple" xlink:show="embed" xlink:actuate="onLoad" draw:mime-type="image/png"/></draw:frame></text:h>
      <text:p text:style-name="P5"><text:span text:style-name="T2">PathPlanner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3">2025.</text:span><text:span text:style-name="T4">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5-02-08T15:48:28.791000000</dc:date>
    <dc:creator>Jim Simpson</dc:creator>
    <meta:editing-duration>PT11M8S</meta:editing-duration>
    <meta:editing-cycles>20</meta:editing-cycles>
    <meta:document-statistic meta:table-count="0" meta:image-count="1" meta:object-count="0" meta:page-count="2" meta:paragraph-count="5" meta:word-count="5" meta:character-count="46" meta:non-whitespace-character-count="43"/>
  </office:meta>
</office:document-meta>
</file>